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0790518" text:style-name="L1">
        <text:list-item>
          <text:p text:style-name="P1">pg46 add arrows, call attention to \Delta\rho &lt; 0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8-28T14:57:37</meta:creation-date>
    <meta:generator>LibreOffice/3.5$Linux_x86 LibreOffice_project/350m1$Build-2</meta:generator>
    <dc:date>2014-08-28T14:59:15</dc:date>
    <dc:creator>kiyo </dc:creator>
    <meta:editing-duration>PT16S</meta:editing-duration>
    <meta:editing-cycles>2</meta:editing-cycles>
    <meta:document-statistic meta:table-count="0" meta:image-count="0" meta:object-count="0" meta:page-count="1" meta:paragraph-count="1" meta:word-count="10" meta:character-count="50" meta:non-whitespace-character-count="42"/>
  </office:meta>
</office:document-meta>
</file>